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1" style:list-style-name="WWNum1" style:master-page-name="First_20_Page">
      <style:paragraph-properties style:page-number="auto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30309865762685068" text:style-name="WWNum1">
        <text:list-header>
          <text:h text:style-name="P2" text:outline-level="1">CodeMagic</text:h>
        </text:list-header>
      </text:list>
      <text:list xml:id="list4109844111670983742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Se pueden construir app online, 100 dolares mensuales</text:p>
      <text:p text:style-name="Standard"/>
      <text:p text:style-name="Standard">F.Creación: 24-1-2019</text:p>
      <text:p text:style-name="Standard"/>
      <text:p text:style-name="P1">Link de Interes:<text:tab/><text:tab/><text:a xlink:type="simple" xlink:href="https://www.youtube.com/watch?v=xGwz2-lIeEk" text:style-name="Internet_20_link" text:visited-style-name="Visited_20_Internet_20_Link">video introductorio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><text:tab/><text:tab/><text:tab/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1-24T18:18:16.19</meta:creation-date>
    <meta:editing-duration>PT55M19S</meta:editing-duration>
    <meta:generator>OpenOffice/4.1.6$Win32 OpenOffice.org_project/416m1$Build-9790</meta:generator>
    <meta:initial-creator>Máximo Meza</meta:initial-creator>
    <dc:date>2019-01-24T19:28:46.26</dc:date>
    <dc:creator>Máximo Meza</dc:creator>
    <meta:document-statistic meta:table-count="0" meta:image-count="0" meta:object-count="0" meta:page-count="2" meta:paragraph-count="9" meta:word-count="27" meta:character-count="2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